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officeooo:rsid="000fac38" officeooo:paragraph-rsid="000fac38" style:font-size-asian="14pt" style:font-size-complex="14pt"/>
    </style:style>
    <style:style style:name="P2" style:family="paragraph" style:parent-style-name="Standard">
      <style:paragraph-properties fo:text-align="start" style:justify-single-word="false"/>
      <style:text-properties fo:font-size="12pt" officeooo:rsid="000fac38" officeooo:paragraph-rsid="000fac38" style:font-size-asian="12pt" style:font-size-complex="12pt"/>
    </style:style>
    <style:style style:name="P3" style:family="paragraph" style:parent-style-name="Standard">
      <style:paragraph-properties fo:text-align="start" style:justify-single-word="false"/>
      <style:text-properties fo:font-size="12pt" officeooo:rsid="0010c02f" officeooo:paragraph-rsid="0010c02f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ORDPRESS</text:p>
      <text:p text:style-name="P1"/>
      <text:p text:style-name="P1"/>
      <text:p text:style-name="P2">CMS = Content Management System ( system de contenu de contenu ) </text:p>
      <text:p text:style-name="P2"/>
      <text:p text:style-name="P3">On peut travailler en local ou en ligne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3-04T09:10:01.566000000</meta:creation-date>
    <dc:date>2020-03-04T09:14:06.977000000</dc:date>
    <meta:editing-duration>PT4M5S</meta:editing-duration>
    <meta:editing-cycles>3</meta:editing-cycles>
    <meta:generator>LibreOffice/6.3.4.2$Windows_X86_64 LibreOffice_project/60da17e045e08f1793c57c00ba83cdfce946d0aa</meta:generator>
    <meta:document-statistic meta:table-count="0" meta:image-count="0" meta:object-count="0" meta:page-count="1" meta:paragraph-count="3" meta:word-count="21" meta:character-count="114" meta:non-whitespace-character-count="95"/>
  </office:meta>
</office:document-meta>
</file>